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0df923" officeooo:paragraph-rsid="000df923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paragraph-rsid="00123dea"/>
    </style:style>
    <style:style style:name="P6" style:family="paragraph" style:parent-style-name="Text_20_body" style:list-style-name="L1">
      <style:text-properties officeooo:rsid="000c4d51" officeooo:paragraph-rsid="001326fc"/>
    </style:style>
    <style:style style:name="P7" style:family="paragraph" style:parent-style-name="Text_20_body" style:list-style-name="L1">
      <style:text-properties officeooo:rsid="00123251" officeooo:paragraph-rsid="001326fc"/>
    </style:style>
    <style:style style:name="P8" style:family="paragraph" style:parent-style-name="Text_20_body" style:list-style-name="L1">
      <style:text-properties officeooo:rsid="00123dea" officeooo:paragraph-rsid="00123dea"/>
    </style:style>
    <style:style style:name="P9" style:family="paragraph" style:parent-style-name="Text_20_body" style:list-style-name="L1">
      <style:text-properties officeooo:rsid="00123dea" officeooo:paragraph-rsid="001326fc"/>
    </style:style>
    <style:style style:name="T1" style:family="text">
      <style:text-properties officeooo:rsid="000df923"/>
    </style:style>
    <style:style style:name="T2" style:family="text">
      <style:text-properties officeooo:rsid="000f98a1"/>
    </style:style>
    <style:style style:name="T3" style:family="text">
      <style:text-properties officeooo:rsid="00123251"/>
    </style:style>
    <style:style style:name="T4" style:family="text">
      <style:text-properties officeooo:rsid="00123de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ea" style:font-style-asian="italic" style:font-style-complex="italic"/>
    </style:style>
    <style:style style:name="T7" style:family="text">
      <style:text-properties officeooo:rsid="001326fc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Menu opzional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Antonella: geni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9268192" text:style-name="L1">
              <text:list-item>
                <text:p text:style-name="P6"><text:span text:style-name="T1">Antonella mamma di un bimbo di </text:span><text:span text:style-name="T2">3</text:span><text:span text:style-name="T1"> anni, iscritto all'asilo con orario full-time</text:span></text:p>
              </text:list-item>
              <text:list-item>
                <text:p text:style-name="P6"><text:span text:style-name="T7">Antonella si collega al sito dell'asilo,</text:span><text:span text:style-name="T3">effettua il login al sistema per controllare il menu per l'intera settimana</text:span><text:span text:style-name="T1"> .</text:span></text:p>
              </text:list-item>
              <text:list-item>
                <text:p text:style-name="P7">Antonella a questo punto entra nel sistema di gestione della mensa.</text:p>
              </text:list-item>
              <text:list-item>
                <text:p text:style-name="P7">Seleziona di visualizzare il menu per quella settimana.</text:p>
                <text:list>
                  <text:list-item>
                    <text:p text:style-name="P5"><text:span text:style-name="T4">Il sistema apre la schermata del menu.</text:span></text:p>
                  </text:list-item>
                </text:list>
              </text:list-item>
              <text:list-item>
                <text:p text:style-name="P8">Antonella leggendo il menu si accorge, che un determinato giorno della settimana nel menu è prevista una pietanza il cui figlio è intollerante.</text:p>
              </text:list-item>
              <text:list-item>
                <text:p text:style-name="P8">Antonella allora cerca la modalità cambia menu.</text:p>
              </text:list-item>
              <text:list-item>
                <text:p text:style-name="P9">Antonella inserisce la pietanza per cui suo figlio è intollerante, e inserisce anche il piatto sostitutivo</text:p>
                <text:list>
                  <text:list-item>
                    <text:p text:style-name="P9">Il sistema prende in esame la domanda, ma prima di accettare la modifica, ad Antonella gli compare una scritta<text:span text:style-name="T5">:”Consegnare certificato medico entro e non oltre 5 giorni dalla richiesta di cambiamento”.</text:span></text:p>
                  </text:list-item>
                </text:list>
              </text:list-item>
              <text:list-item>
                <text:p text:style-name="P8">Antonella effettua il logout dal sistema.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21:42.93</meta:creation-date>
    <meta:editing-duration>PT35M17S</meta:editing-duration>
    <meta:editing-cycles>6</meta:editing-cycles>
    <meta:generator>LibreOffice/3.6$Windows_x86 LibreOffice_project/da8c1e6-fd468f4-454e206-f42a4a9-143cfd</meta:generator>
    <dc:date>2012-10-18T09:15:32.42</dc:date>
    <meta:document-statistic meta:table-count="1" meta:image-count="0" meta:object-count="0" meta:page-count="1" meta:paragraph-count="15" meta:word-count="163" meta:character-count="1014" meta:non-whitespace-character-count="875"/>
  </office:meta>
</office:document-meta>
</file>